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paragraph-rsid="000fffa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1ca8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749b3" officeooo:paragraph-rsid="001749b3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paragraph-rsid="000fffac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paragraph-rsid="0024eb81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officeooo:paragraph-rsid="00257d0a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2pt" officeooo:rsid="001749b3" officeooo:paragraph-rsid="00181aba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officeooo:rsid="001749b3" officeooo:paragraph-rsid="00195354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2pt" officeooo:rsid="001749b3" officeooo:paragraph-rsid="001d253d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officeooo:rsid="001749b3" officeooo:paragraph-rsid="001fc790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rial" fo:font-size="12pt" officeooo:rsid="00181aba" officeooo:paragraph-rsid="00257d0a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Arial" fo:font-size="12pt" officeooo:rsid="0011bb91" officeooo:paragraph-rsid="000fffa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277d15" officeooo:paragraph-rsid="00277d15" style:font-size-asian="12pt" style:font-size-complex="12pt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Arial" fo:font-size="12pt" officeooo:rsid="00277d15" officeooo:paragraph-rsid="00277d15" style:font-size-asian="12pt" style:font-size-complex="12pt"/>
    </style:style>
    <style:style style:name="P17" style:family="paragraph" style:parent-style-name="Preformatted_20_Text" style:list-style-name="L1">
      <style:paragraph-properties fo:text-align="justify" style:justify-single-word="false"/>
      <style:text-properties style:font-name="Arial" fo:font-size="12pt" officeooo:paragraph-rsid="00233ef8" style:font-size-asian="12pt" style:font-size-complex="12pt"/>
    </style:style>
    <style:style style:name="P18" style:family="paragraph" style:parent-style-name="Preformatted_20_Text" style:list-style-name="L2">
      <style:paragraph-properties fo:text-align="justify" style:justify-single-word="false"/>
      <style:text-properties style:font-name="Arial" fo:font-size="12pt" officeooo:rsid="001749b3" officeooo:paragraph-rsid="00181aba" style:font-size-asian="12pt" style:font-size-complex="12pt"/>
    </style:style>
    <style:style style:name="P19" style:family="paragraph" style:parent-style-name="Preformatted_20_Text" style:list-style-name="L2">
      <style:paragraph-properties fo:text-align="justify" style:justify-single-word="false"/>
      <style:text-properties style:font-name="Arial" fo:font-size="12pt" officeooo:rsid="001749b3" officeooo:paragraph-rsid="00195354" style:font-size-asian="12pt" style:font-size-complex="12pt"/>
    </style:style>
    <style:style style:name="T1" style:family="text">
      <style:text-properties officeooo:rsid="00195354"/>
    </style:style>
    <style:style style:name="T2" style:family="text">
      <style:text-properties officeooo:rsid="001d253d"/>
    </style:style>
    <style:style style:name="T3" style:family="text">
      <style:text-properties officeooo:rsid="00233ef8"/>
    </style:style>
    <style:style style:name="T4" style:family="text">
      <style:text-properties officeooo:rsid="00257d0a"/>
    </style:style>
    <style:style style:name="T5" style:family="text">
      <style:text-properties officeooo:rsid="001749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ighlights:</text:p>
      <text:p text:style-name="P15"/>
      <text:list xml:id="list1958852332744735185" text:style-name="L4">
        <text:list-item>
          <text:p text:style-name="P16">1</text:p>
        </text:list-item>
        <text:list-item>
          <text:p text:style-name="P16">2</text:p>
        </text:list-item>
        <text:list-item>
          <text:p text:style-name="P16">3</text:p>
        </text:list-item>
        <text:list-item>
          <text:p text:style-name="P16">4</text:p>
        </text:list-item>
        <text:list-item>
          <text:p text:style-name="P16">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1:15:22.233149094</meta:creation-date>
    <dc:date>2021-09-13T17:10:14.479873502</dc:date>
    <meta:editing-duration>PT32M23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11" meta:character-count="21" meta:non-whitespace-character-count="21"/>
  </office:meta>
</office:document-meta>
</file>